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2.1736in"/>
    </style:style>
    <style:style style:name="co9" style:family="table-column">
      <style:table-column-properties fo:break-before="auto" style:column-width="2.4035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2.0862in"/>
    </style:style>
    <style:style style:name="co12" style:family="table-column">
      <style:table-column-properties fo:break-before="auto" style:column-width="1.922in"/>
    </style:style>
    <style:style style:name="co14" style:family="table-column">
      <style:table-column-properties fo:break-before="auto" style:column-width="1.5508in"/>
    </style:style>
    <style:style style:name="co13" style:family="table-column">
      <style:table-column-properties fo:break-before="auto" style:column-width="0.8925in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283in" fo:break-before="auto" style:use-optimal-row-height="true"/>
    </style:style>
    <style:style style:name="ro8" style:family="table-row">
      <style:table-row-properties style:row-height="0.2283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4244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4" style:family="table-row">
      <style:table-row-properties style:row-height="0.4043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4"/>
        <table:table-column table:style-name="co13" table:number-columns-repeated="1011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5" office:value-type="string" table:number-columns-spanned="1" table:number-rows-spanned="2">
            <text:p>PASS/FAIL</text:p>
          </table:table-cell>
          <table:table-cell table:number-columns-repeated="3"/>
          <table:table-cell table:style-name="ce6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5" office:value-type="string">
            <text:p>PASS/FAIL</text:p>
          </table:covered-table-cell>
          <table:table-cell table:number-columns-repeated="101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 check that Renamed the caption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>
            <text:p>It should be Renamed as <text:s/>Clinical Function” to “OP Workflow</text:p>
          </table:table-cell>
          <table:table-cell office:value-type="string">
            <text:p>It displayed as “OP Workflow”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o check that Renamed the caption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>
            <text:p>It should be Renamed as <text:s/>“Ward Functions” to “IP Workflow”</text:p>
          </table:table-cell>
          <table:table-cell office:value-type="string">
            <text:p>It displayed as “IP Workflow”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o check that Renamed the caption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rd</text:span> position </text:p>
          </table:table-cell>
          <table:table-cell office:value-type="string">
            <text:p>It should be Renamed as <text:s/>“EMR” to “Doctors Module”</text:p>
          </table:table-cell>
          <table:table-cell office:value-type="string">
            <text:p>It displayed as “Doctors Module”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o check that hide the link <text:s/>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It should be link hide as Blood Transfusion</text:p>
          </table:table-cell>
          <table:table-cell office:value-type="string">
            <text:p>Link hided as Blood Transfusion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To check that Left side menu Order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Left side menu should be in Ordered <text:s/></text:p>
          </table:table-cell>
          <table:table-cell office:value-type="string">
            <text:p>Left side menu displayed in Ordered <text:s/>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o check that Renamed the caption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In up as 7<text:span text:style-name="T1">th</text:span> icon</text:p>
          </table:table-cell>
          <table:table-cell office:value-type="string">
            <text:p>It should be Renamed as <text:s/>“Blood Transfusion” to “Sample Collection”</text:p>
          </table:table-cell>
          <table:table-cell office:value-type="string">
            <text:p>It <text:s/>displayed <text:s/>as “Sample Collection”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7">
          <table:table-cell office:value-type="float" office:value="7" table:number-columns-spanned="1" table:number-rows-spanned="3">
            <text:p>7</text:p>
          </table:table-cell>
          <table:table-cell office:value-type="string" table:number-columns-spanned="1" table:number-rows-spanned="3">
            <text:p>To check that Patient Medical Info Icon 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3">
            <text:p>Icon should be Changed as <text:s/>“Blood Transfusion” to “Sample Collection”</text:p>
          </table:table-cell>
          <table:table-cell office:value-type="string" table:number-columns-spanned="1" table:number-rows-spanned="3">
            <text:p>Icon <text:s/>Changed as “Sample Collection”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In up as 7<text:span text:style-name="T1">th</text:span> icon</text:p>
          </table:table-cell>
          <table:covered-table-cell table:number-columns-repeated="7"/>
          <table:table-cell table:number-columns-repeated="1011"/>
        </table:table-row>
        <table:table-row table:style-name="ro9">
          <table:table-cell office:value-type="float" office:value="8" table:number-columns-spanned="1" table:number-rows-spanned="3">
            <text:p>8</text:p>
          </table:table-cell>
          <table:table-cell office:value-type="string" table:number-columns-spanned="1" table:number-rows-spanned="3">
            <text:p>To check that Renamed the caption-IP Workflow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3">
            <text:p>It should be Renamed as <text:s/>“Allergy Button” to“Patient Medical Info”</text:p>
          </table:table-cell>
          <table:table-cell office:value-type="string" table:number-columns-spanned="1" table:number-rows-spanned="3">
            <text:p>It <text:s/>displayed <text:s/>as “Patient Medical Info”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Renamed the caption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3">
            <text:p>3</text:p>
          </table:covered-table-cell>
          <table:covered-table-cell office:value-type="string">
            <text:p>To check that Renamed the caption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In up as 2<text:span text:style-name="T1">nd</text:span> icon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9" table:number-columns-spanned="1" table:number-rows-spanned="3">
            <text:p>9</text:p>
          </table:table-cell>
          <table:table-cell office:value-type="string" table:number-columns-spanned="1" table:number-rows-spanned="3">
            <text:p>To check that Patient Medical Info Icon 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3">
            <text:p>Icon should be Changed as <text:s/>“Allergy Button” to“Patient Medical Info”</text:p>
          </table:table-cell>
          <table:table-cell office:value-type="string" table:number-columns-spanned="1" table:number-rows-spanned="3">
            <text:p>Icon Changed as <text:s/>Patient Medical Info”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6"/>
          <table:covered-table-cell table:style-name="Default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In up as 2<text:span text:style-name="T1">nd</text:span> icon</text:p>
          </table:table-cell>
          <table:covered-table-cell table:number-columns-repeated="6"/>
          <table:covered-table-cell table:style-name="Default"/>
          <table:table-cell table:number-columns-repeated="1011"/>
        </table:table-row>
        <table:table-row table:style-name="ro9">
          <table:table-cell office:value-type="float" office:value="10" table:number-columns-spanned="1" table:number-rows-spanned="2">
            <text:p>10</text:p>
          </table:table-cell>
          <table:table-cell office:value-type="string" table:number-columns-spanned="1" table:number-rows-spanned="2">
            <text:p>To check that <text:s/>Allied Health Note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2">
            <text:p><text:s/>Allied Health Notes should be <text:s/>Remove</text:p>
          </table:table-cell>
          <table:table-cell office:value-type="string" table:number-columns-spanned="1" table:number-rows-spanned="2">
            <text:p><text:s/>Allied Health Notes Removed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Renamed the caption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9">
          <table:table-cell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To check that <text:s/>Physio Notes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2">
            <text:p><text:s/>Physio Notes should be <text:s/>Remove</text:p>
          </table:table-cell>
          <table:table-cell office:value-type="string" table:number-columns-spanned="1" table:number-rows-spanned="2">
            <text:p><text:s/>Physio Notes <text:s/>Removed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Renamed the caption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12" table:number-columns-spanned="1" table:number-rows-spanned="3">
            <text:p>12</text:p>
          </table:table-cell>
          <table:table-cell office:value-type="string" table:number-columns-spanned="1" table:number-rows-spanned="3">
            <text:p>To check that Discharge Summary Added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3">
            <text:p>Discharge Summary should be add</text:p>
          </table:table-cell>
          <table:table-cell office:value-type="string" table:number-columns-spanned="1" table:number-rows-spanned="3">
            <text:p>Discharge Summary <text:s/>added 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2"/>
          <table:covered-table-cell office:value-type="string">
            <text:p>Load with in 0-2sec</text:p>
          </table:covered-table-cell>
          <table:covered-table-cell table:number-columns-repeated="3"/>
          <table:covered-table-cell table:style-name="Default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In up as 13<text:span text:style-name="T1">th</text:span> icon </text:p>
          </table:table-cell>
          <table:covered-table-cell table:number-columns-repeated="2"/>
          <table:covered-table-cell office:value-type="string">
            <text:p>Load with in 0-2sec</text:p>
          </table:covered-table-cell>
          <table:covered-table-cell table:number-columns-repeated="3"/>
          <table:covered-table-cell table:style-name="Default"/>
          <table:table-cell table:number-columns-repeated="1011"/>
        </table:table-row>
        <table:table-row table:style-name="ro11">
          <table:table-cell office:value-type="float" office:value="13">
            <text:p>13</text:p>
          </table:table-cell>
          <table:table-cell office:value-type="string">
            <text:p>To check that OP Workflow Page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>
            <text:p><text:s/>Redirect to the Dashboard page should be Display</text:p>
          </table:table-cell>
          <table:table-cell office:value-type="string">
            <text:p><text:s/>Redirect to the Dashboard page Displayed</text:p>
          </table:table-cell>
          <table:table-cell office:value-type="string">
            <text:p>Load with in 0-2sec</text:p>
          </table:table-cell>
          <table:table-cell office:value-type="string">
            <text:p>Loaded with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14" table:number-columns-spanned="1" table:number-rows-spanned="2">
            <text:p>14</text:p>
          </table:table-cell>
          <table:table-cell office:value-type="string" table:number-columns-spanned="1" table:number-rows-spanned="2">
            <text:p>To check that OP Workflow -CPOE page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 table:number-columns-spanned="1" table:number-rows-spanned="2">
            <text:p>CPOE page should display</text:p>
          </table:table-cell>
          <table:table-cell office:value-type="string" table:number-columns-spanned="1" table:number-rows-spanned="2">
            <text:p>CPOE page displayed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OP Workflow Icon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Load with in 0-2sec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1">
          <table:table-cell office:value-type="float" office:value="15" table:number-columns-spanned="1" table:number-rows-spanned="3">
            <text:p>15</text:p>
          </table:table-cell>
          <table:table-cell office:value-type="string" table:number-columns-spanned="1" table:number-rows-spanned="3">
            <text:p>To check that <text:s/>CPOE icon- Back button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 table:number-columns-spanned="1" table:number-rows-spanned="3">
            <text:p><text:s/>Redirect to the Dashboard page should be Display</text:p>
          </table:table-cell>
          <table:table-cell office:value-type="string" table:number-columns-spanned="1" table:number-rows-spanned="3">
            <text:p><text:s/>Redirect to the Dashboard page <text:s/>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16" table:number-columns-spanned="1" table:number-rows-spanned="4">
            <text:p>16</text:p>
          </table:table-cell>
          <table:table-cell office:value-type="string" table:number-columns-spanned="1" table:number-rows-spanned="4">
            <text:p>To check that Patient Medical Info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2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Patient Medical Info 2<text:span text:style-name="T1">nd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17" table:number-columns-spanned="1" table:number-rows-spanned="4">
            <text:p>17</text:p>
          </table:table-cell>
          <table:table-cell office:value-type="string" table:number-columns-spanned="1" table:number-rows-spanned="4">
            <text:p>To check that Sample collection icon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Sample collection icon 3<text:span text:style-name="T1">rd</text:span> icon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table:number-columns-repeated="7"/>
          <table:table-cell table:number-columns-repeated="1011"/>
        </table:table-row>
        <table:table-row table:style-name="ro11">
          <table:table-cell office:value-type="float" office:value="18" table:number-columns-spanned="1" table:number-rows-spanned="4">
            <text:p>18</text:p>
          </table:table-cell>
          <table:table-cell office:value-type="string" table:number-columns-spanned="1" table:number-rows-spanned="4">
            <text:p>To check that Prescription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2<text:span text:style-name="T1">n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Prescription 4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5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19">
            <text:p>19</text:p>
          </table:table-cell>
          <table:table-cell office:value-type="string">
            <text:p>To check that IP Workflow Page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>
            <text:p><text:s/>Redirect to the Dashboard page should be Display</text:p>
          </table:table-cell>
          <table:table-cell office:value-type="string">
            <text:p><text:s/>Redirect to the Dashboard page Displayed</text:p>
          </table:table-cell>
          <table:table-cell office:value-type="string">
            <text:p>Load with in 0-2sec</text:p>
          </table:table-cell>
          <table:table-cell office:value-type="string">
            <text:p>Loaded with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20" table:number-columns-spanned="1" table:number-rows-spanned="2">
            <text:p>20</text:p>
          </table:table-cell>
          <table:table-cell office:value-type="string" table:number-columns-spanned="1" table:number-rows-spanned="2">
            <text:p>To check that IP Workflow -CPOE page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2">
            <text:p>CPOE page should display</text:p>
          </table:table-cell>
          <table:table-cell office:value-type="string" table:number-columns-spanned="1" table:number-rows-spanned="2">
            <text:p>CPOE page displayed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OP Workflow Icon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Load with in 0-2sec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1">
          <table:table-cell office:value-type="float" office:value="21" table:number-columns-spanned="1" table:number-rows-spanned="3">
            <text:p>21</text:p>
          </table:table-cell>
          <table:table-cell office:value-type="string" table:number-columns-spanned="1" table:number-rows-spanned="3">
            <text:p>To check that <text:s/>CPOE icon- Back button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3">
            <text:p><text:s/>Redirect to the Dashboard page should be Display</text:p>
          </table:table-cell>
          <table:table-cell office:value-type="string" table:number-columns-spanned="1" table:number-rows-spanned="3">
            <text:p><text:s/>Redirect to the Dashboard page <text:s/>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22" table:number-columns-spanned="1" table:number-rows-spanned="4">
            <text:p>22</text:p>
          </table:table-cell>
          <table:table-cell office:value-type="string" table:number-columns-spanned="1" table:number-rows-spanned="4">
            <text:p>To check that Patient Medical Info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Patient Medical Info 2<text:span text:style-name="T1">nd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3" table:number-columns-spanned="1" table:number-rows-spanned="4">
            <text:p>23</text:p>
          </table:table-cell>
          <table:table-cell office:value-type="string" table:number-columns-spanned="1" table:number-rows-spanned="4">
            <text:p>To check that Administrative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table:number-columns-repeated="3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dministrative 3<text:span text:style-name="T1">rd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4" table:number-columns-spanned="1" table:number-rows-spanned="4">
            <text:p>24</text:p>
          </table:table-cell>
          <table:table-cell office:value-type="string" table:number-columns-spanned="1" table:number-rows-spanned="4">
            <text:p>To check that Notes 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Notes 4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5" table:number-columns-spanned="1" table:number-rows-spanned="4">
            <text:p>25</text:p>
          </table:table-cell>
          <table:table-cell office:value-type="string" table:number-columns-spanned="1" table:number-rows-spanned="4">
            <text:p>To check that Nurse Assessment <text:s/>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<text:s/>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Nurse Assessment 5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6" table:number-columns-spanned="1" table:number-rows-spanned="4">
            <text:p>26</text:p>
          </table:table-cell>
          <table:table-cell office:value-type="string" table:number-columns-spanned="1" table:number-rows-spanned="4">
            <text:p>To check that Medical Reconciliation <text:s/>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Medical Reconciliation 6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7" table:number-columns-spanned="1" table:number-rows-spanned="4">
            <text:p>27</text:p>
          </table:table-cell>
          <table:table-cell office:value-type="string" table:number-columns-spanned="1" table:number-rows-spanned="4">
            <text:p>To check that Sample collection icon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table:number-columns-spanned="1" table:number-rows-spanned="4"/>
          <table:table-cell table:number-columns-spanned="1" table:number-rows-spanned="4"/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Sample Collection 7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8" table:number-columns-spanned="1" table:number-rows-spanned="4">
            <text:p>28</text:p>
          </table:table-cell>
          <table:table-cell office:value-type="string" table:number-columns-spanned="1" table:number-rows-spanned="4">
            <text:p>To check that Prescription <text:s/>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Prescription 8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29" table:number-columns-spanned="1" table:number-rows-spanned="4">
            <text:p>29</text:p>
          </table:table-cell>
          <table:table-cell office:value-type="string" table:number-columns-spanned="1" table:number-rows-spanned="4">
            <text:p>To check that Medicine Administration <text:s/>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Medicine Administration 9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30" table:number-columns-spanned="1" table:number-rows-spanned="4">
            <text:p>30</text:p>
          </table:table-cell>
          <table:table-cell office:value-type="string" table:number-columns-spanned="1" table:number-rows-spanned="4">
            <text:p>To check that Discharge Summary 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3<text:span text:style-name="T1">rd</text:span> position </text:p>
          </table:table-cell>
          <table:table-cell office:value-type="string" table:number-columns-spanned="1" table:number-rows-spanned="4">
            <text:p><text:s/>Redirect to the CPOE page should be Display</text:p>
          </table:table-cell>
          <table:table-cell office:value-type="string" table:number-columns-spanned="1" table:number-rows-spanned="4">
            <text:p><text:s/>Redirect to the CPO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7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Click CPOE icon </text:p>
          </table:table-cell>
          <table:covered-table-cell table:number-columns-repeated="7"/>
          <table:table-cell table:number-columns-repeated="1011"/>
        </table:table-row>
        <table:table-row table:style-name="ro14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Discharge Summary 10<text:span text:style-name="T1">th</text:span> ic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 table:number-columns-repeated="6"/>
          <table:table-cell table:number-columns-repeated="1011"/>
        </table:table-row>
        <table:table-row table:style-name="ro11">
          <table:table-cell office:value-type="float" office:value="31">
            <text:p>31</text:p>
          </table:table-cell>
          <table:table-cell office:value-type="string">
            <text:p>To check that Doctors Module Page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>
            <text:p><text:s/>Redirect to the Dashboard page should be Display</text:p>
          </table:table-cell>
          <table:table-cell office:value-type="string">
            <text:p><text:s/>Redirect to the Dashboard page Displayed</text:p>
          </table:table-cell>
          <table:table-cell office:value-type="string">
            <text:p>Load with in 0-2sec</text:p>
          </table:table-cell>
          <table:table-cell office:value-type="string">
            <text:p>Loaded with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32" table:number-columns-spanned="1" table:number-rows-spanned="2">
            <text:p>32</text:p>
          </table:table-cell>
          <table:table-cell office:value-type="string" table:number-columns-spanned="1" table:number-rows-spanned="2">
            <text:p>To check that Doctors Module Page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2">
            <text:p>Doctors Module Page <text:s/>should display</text:p>
          </table:table-cell>
          <table:table-cell office:value-type="string" table:number-columns-spanned="1" table:number-rows-spanned="2">
            <text:p>Doctors Module Page displayed</text:p>
          </table:table-cell>
          <table:table-cell office:value-type="string" table:number-columns-spanned="1" table:number-rows-spanned="2">
            <text:p>Load with in 0-2sec</text:p>
          </table:table-cell>
          <table:table-cell office:value-type="string" table:number-columns-spanned="1" table:number-rows-spanned="2">
            <text:p>Loaded with 0-2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OP Workflow Icons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MR icon </text:p>
          </table:table-cell>
          <table:covered-table-cell office:value-type="string">
            <text:p>It should be Renamed as <text:s/>“Blood Transfusion” to “Sample Collection”</text:p>
          </table:covered-table-cell>
          <table:covered-table-cell office:value-type="string">
            <text:p>It <text:s/>displayed <text:s/>as “Sample Collection”</text:p>
          </table:covered-table-cell>
          <table:covered-table-cell office:value-type="string">
            <text:p>Load with in 0-2sec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1">
          <table:table-cell office:value-type="float" office:value="33" table:number-columns-spanned="1" table:number-rows-spanned="3">
            <text:p>33</text:p>
          </table:table-cell>
          <table:table-cell office:value-type="string" table:number-columns-spanned="1" table:number-rows-spanned="3">
            <text:p>To check that <text:s/>Doctors Module Page - Back button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3">
            <text:p><text:s/>Redirect to the Dashboard page should be Display</text:p>
          </table:table-cell>
          <table:table-cell office:value-type="string" table:number-columns-spanned="1" table:number-rows-spanned="3">
            <text:p><text:s/>Redirect to the Dashboard page <text:s/>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4" table:number-columns-spanned="1" table:number-rows-spanned="4">
            <text:p>34</text:p>
          </table:table-cell>
          <table:table-cell office:value-type="string" table:number-columns-spanned="1" table:number-rows-spanned="4">
            <text:p>To check that <text:s/>Vital information icon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page should be Display</text:p>
          </table:table-cell>
          <table:table-cell office:value-type="string" table:number-columns-spanned="1" table:number-rows-spanned="4">
            <text:p><text:s/>Redirect to the Doctors Module Pag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Vital information 1<text:span text:style-name="T1">st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5" table:number-columns-spanned="1" table:number-rows-spanned="4">
            <text:p>35</text:p>
          </table:table-cell>
          <table:table-cell office:value-type="string" table:number-columns-spanned="1" table:number-rows-spanned="4">
            <text:p>To check that <text:s/>ICD ic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ICD Popup message should be display</text:p>
          </table:table-cell>
          <table:table-cell office:value-type="string" table:number-columns-spanned="1" table:number-rows-spanned="4">
            <text:p>ICD Popup mess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ICD <text:s/>2<text:span text:style-name="T1">nd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Close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6" table:number-columns-spanned="1" table:number-rows-spanned="4">
            <text:p>36</text:p>
          </table:table-cell>
          <table:table-cell office:value-type="string" table:number-columns-spanned="1" table:number-rows-spanned="4">
            <text:p>To check that Charts icon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page should be Display</text:p>
          </table:table-cell>
          <table:table-cell office:value-type="string" table:number-columns-spanned="1" table:number-rows-spanned="4">
            <text:p><text:s/>Redirect to the Doctors Module Pag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Charts 3<text:span text:style-name="T1">rd</text:span> <text:s/>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7" table:number-columns-spanned="1" table:number-rows-spanned="4">
            <text:p>37</text:p>
          </table:table-cell>
          <table:table-cell office:value-type="string" table:number-columns-spanned="1" table:number-rows-spanned="4">
            <text:p>To check that Notes icon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should be Display</text:p>
          </table:table-cell>
          <table:table-cell office:value-type="string" table:number-columns-spanned="1" table:number-rows-spanned="4">
            <text:p><text:s/>Redirect to the Doctors Module Page <text:s text:c="2"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Notes 4<text:span text:style-name="T1">rd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8" table:number-columns-spanned="1" table:number-rows-spanned="4">
            <text:p>38</text:p>
          </table:table-cell>
          <table:table-cell office:value-type="string" table:number-columns-spanned="1" table:number-rows-spanned="4">
            <text:p>To check that Prescriptions icon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<text:s text:c="2"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Prescriptions 5<text:span text:style-name="T1">t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39" table:number-columns-spanned="1" table:number-rows-spanned="4">
            <text:p>39</text:p>
          </table:table-cell>
          <table:table-cell office:value-type="string" table:number-columns-spanned="1" table:number-rows-spanned="4">
            <text:p>To check that Medicine Administration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Medicine Administration 6<text:span text:style-name="T1">t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0" table:number-columns-spanned="1" table:number-rows-spanned="4">
            <text:p>40</text:p>
          </table:table-cell>
          <table:table-cell office:value-type="string" table:number-columns-spanned="1" table:number-rows-spanned="4">
            <text:p>To check that Order Investigations - 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<text:s text:c="2"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Order Invistigations 7<text:span text:style-name="T1">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1" table:number-columns-spanned="1" table:number-rows-spanned="4">
            <text:p>41</text:p>
          </table:table-cell>
          <table:table-cell office:value-type="string" table:number-columns-spanned="1" table:number-rows-spanned="4">
            <text:p>To check that Results ic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Results icon should display</text:p>
          </table:table-cell>
          <table:table-cell office:value-type="string" table:number-columns-spanned="1" table:number-rows-spanned="4">
            <text:p>Results icon should display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Order Invistigations 8<text:span text:style-name="T1">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Back button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2" table:number-columns-spanned="1" table:number-rows-spanned="4">
            <text:p>42</text:p>
          </table:table-cell>
          <table:table-cell office:value-type="string" table:number-columns-spanned="1" table:number-rows-spanned="4">
            <text:p>To check that <text:s/>File Manager ic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File Manager Popup page should be display</text:p>
          </table:table-cell>
          <table:table-cell office:value-type="string" table:number-columns-spanned="1" table:number-rows-spanned="4">
            <text:p>File Manager Popup mess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File manager 9th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Close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3" table:number-columns-spanned="1" table:number-rows-spanned="4">
            <text:p>43</text:p>
          </table:table-cell>
          <table:table-cell office:value-type="string" table:number-columns-spanned="1" table:number-rows-spanned="4">
            <text:p>To check that Patient care icon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Patient care 10<text:span text:style-name="T1">t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Close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4" table:number-columns-spanned="1" table:number-rows-spanned="4">
            <text:p>44</text:p>
          </table:table-cell>
          <table:table-cell office:value-type="string" table:number-columns-spanned="1" table:number-rows-spanned="4">
            <text:p>To check that <text:s/>Medical certificate icon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12<text:span text:style-name="T1">t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Close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11">
          <table:table-cell office:value-type="float" office:value="45" table:number-columns-spanned="1" table:number-rows-spanned="4">
            <text:p>45</text:p>
          </table:table-cell>
          <table:table-cell office:value-type="string" table:number-columns-spanned="1" table:number-rows-spanned="4">
            <text:p>To check that <text:s/>Discharge summary icon-Back button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at <text:s/>Left Side Menu 4<text:span text:style-name="T1">th</text:span> <text:s/>position </text:p>
          </table:table-cell>
          <table:table-cell office:value-type="string" table:number-columns-spanned="1" table:number-rows-spanned="4">
            <text:p><text:s/>Redirect to the Doctors Module Page <text:s/>should be Display</text:p>
          </table:table-cell>
          <table:table-cell office:value-type="string" table:number-columns-spanned="1" table:number-rows-spanned="4">
            <text:p><text:s/>Redirect to the Doctors Module Page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ERM icon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  <table:table-row table:style-name="ro9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Click <text:s/>13<text:span text:style-name="T1">th</text:span> icon </text:p>
          </table:table-cell>
          <table:covered-table-cell table:number-columns-repeated="7"/>
          <table:table-cell table:number-columns-repeated="1011"/>
        </table:table-row>
        <table:table-row table:style-name="ro7">
          <table:covered-table-cell/>
          <table:covered-table-cell office:value-type="string">
            <text:p>To check that Patient Medical Info Icon </text:p>
          </table:covered-table-cell>
          <table:covered-table-cell/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Close </text:p>
          </table:table-cell>
          <table:covered-table-cell office:value-type="string">
            <text:p><text:s/>Redirect to the Dashboard page should be Display</text:p>
          </table:covered-table-cell>
          <table:covered-table-cell/>
          <table:covered-table-cell office:value-type="string">
            <text:p>Load with in 0-2sec</text:p>
          </table:covered-table-cell>
          <table:covered-table-cell table:number-columns-repeated="4"/>
          <table:table-cell table:number-columns-repeated="1011"/>
        </table:table-row>
      </table:table>
      <table:table table:name="Sheet2" table:style-name="ta1" table:print="false">
        <table:table-column table:style-name="co13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09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1T16:21:13.45</meta:creation-date>
    <dc:date>2025-12-12T18:25:47.30</dc:date>
    <meta:editing-duration>PT4H32M23S</meta:editing-duration>
    <meta:editing-cycles>19</meta:editing-cycles>
    <meta:generator>OpenOffice/4.1.15$Win32 OpenOffice.org_project/4115m2$Build-9813</meta:generator>
    <meta:document-statistic meta:table-count="3" meta:cell-count="1042" meta:object-count="0"/>
  </office:meta>
</office:document-meta>
</file>